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officeooo:rsid="001ea940" officeooo:paragraph-rsid="001ea940" style:font-style-asian="italic" style:font-style-complex="italic"/>
    </style:style>
    <style:style style:name="P2" style:family="paragraph" style:parent-style-name="Title">
      <style:text-properties officeooo:rsid="001ea940" officeooo:paragraph-rsid="001ea940"/>
    </style:style>
    <style:style style:name="T1" style:family="text">
      <style:text-properties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fb7b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pm, Gulp, Sass tutorial</text:p>
      <text:p text:style-name="Standard">Create npm-project and package.json file:</text:p>
      <text:p text:style-name="P1">npm init</text:p>
      <text:p text:style-name="P1"><text:span text:style-name="T3"/></text:p>
      <text:p text:style-name="P1"><text:span text:style-name="T3">Add dependency to npm-project and place it in package.json file. </text:span><text:span text:style-name="T4">Every module will be save in node-mules folder</text:span><text:span text:style-name="T3">:</text:span></text:p>
      <text:p text:style-name="P1">npm install --save-dev &lt;dependency&gt;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1:17:20.093993546</meta:creation-date>
    <dc:date>2018-01-07T01:24:44.239015963</dc:date>
    <meta:editing-duration>PT7M23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5" meta:word-count="34" meta:character-count="220" meta:non-whitespace-character-count="192"/>
  </office:meta>
</office:document-meta>
</file>